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.840126" calcext:value-type="float">
            <text:p>98.840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.840126" calcext:value-type="float">
            <text:p>98.840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.840126" calcext:value-type="float">
            <text:p>98.840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.840126" calcext:value-type="float">
            <text:p>98.840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.840126" calcext:value-type="float">
            <text:p>98.840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.854805" calcext:value-type="float">
            <text:p>98.8548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.854805" calcext:value-type="float">
            <text:p>98.8548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.200439" calcext:value-type="float">
            <text:p>99.2004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.211815" calcext:value-type="float">
            <text:p>99.2118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211815" calcext:value-type="float">
            <text:p>99.2118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211815" calcext:value-type="float">
            <text:p>99.2118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312386" calcext:value-type="float">
            <text:p>99.3123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342796" calcext:value-type="float">
            <text:p>99.3427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342796" calcext:value-type="float">
            <text:p>99.3427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342796" calcext:value-type="float">
            <text:p>99.3427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342796" calcext:value-type="float">
            <text:p>99.3427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342796" calcext:value-type="float">
            <text:p>99.3427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342796" calcext:value-type="float">
            <text:p>99.3427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355125" calcext:value-type="float">
            <text:p>99.3551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504196" calcext:value-type="float">
            <text:p>99.5041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504196" calcext:value-type="float">
            <text:p>99.5041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504196" calcext:value-type="float">
            <text:p>99.5041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504196" calcext:value-type="float">
            <text:p>99.5041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504196" calcext:value-type="float">
            <text:p>99.5041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504196" calcext:value-type="float">
            <text:p>99.5041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504196" calcext:value-type="float">
            <text:p>99.5041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550415" calcext:value-type="float">
            <text:p>99.5504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550415" calcext:value-type="float">
            <text:p>99.5504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550415" calcext:value-type="float">
            <text:p>99.550415</text:p>
          </table:table-cell>
        </table:table-row>
        <table:table-row table:style-name="ro1" table:number-rows-repeated="104852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 </meta:initial-creator>
    <meta:creation-date>2014-03-28T00:43:02.371742834</meta:creation-date>
    <dc:date>2014-03-28T00:43:45.752865540</dc:date>
    <dc:creator>ad </dc:creator>
    <meta:editing-duration>P0D</meta:editing-duration>
    <meta:editing-cycles>1</meta:editing-cycles>
    <meta:document-statistic meta:table-count="1" meta:cell-count="94" meta:object-count="0"/>
    <meta:generator>LibreOffice/4.1.3.2$Linux_X86_64 LibreOffice_project/410m0$Build-2</meta:generator>
  </office:meta>
</office:document-meta>
</file>